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9" style:parent-style-name="LO-Normal" style:family="paragraph">
      <style:paragraph-properties fo:margin-bottom="0in" fo:margin-right="-1.1812in"/>
    </style:style>
    <style:style style:name="T490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K200365125BR</text:p>
        </text:list-item>
        <text:list-item>
          <text:p text:style-name="P305">AK198085102BR</text:p>
        </text:list-item>
        <text:list-item>
          <text:p text:style-name="P306">AK200929445BR</text:p>
        </text:list-item>
        <text:list-item>
          <text:p text:style-name="P307">AK203014211BR</text:p>
        </text:list-item>
        <text:list-item>
          <text:p text:style-name="P308">AA169638696BR</text:p>
        </text:list-item>
        <text:list-item>
          <text:p text:style-name="P309">AA169283525BR</text:p>
        </text:list-item>
        <text:list-item>
          <text:p text:style-name="P310">AA169636531BR</text:p>
        </text:list-item>
        <text:list-item>
          <text:p text:style-name="P311">AK198959106BR</text:p>
        </text:list-item>
        <text:list-item>
          <text:p text:style-name="P312">AA166454061BR</text:p>
        </text:list-item>
        <text:list-item>
          <text:p text:style-name="P313">AA169573995BR</text:p>
        </text:list-item>
        <text:list-item>
          <text:p text:style-name="P314">AK202298980BR</text:p>
        </text:list-item>
        <text:list-item>
          <text:p text:style-name="P315">AA167232477BR</text:p>
        </text:list-item>
        <text:list-item>
          <text:p text:style-name="P316">AA169623776BR</text:p>
        </text:list-item>
        <text:list-item>
          <text:p text:style-name="P317">AK202882635BR</text:p>
        </text:list-item>
        <text:list-item>
          <text:p text:style-name="P318">AA167385861BR</text:p>
        </text:list-item>
        <text:list-item>
          <text:p text:style-name="P319">AA166867010BR</text:p>
        </text:list-item>
        <text:list-item>
          <text:p text:style-name="P320">AA167103415BR</text:p>
        </text:list-item>
        <text:list-item>
          <text:p text:style-name="P321">AA167109002BR</text:p>
        </text:list-item>
        <text:list-item>
          <text:p text:style-name="P322">AA167187398BR</text:p>
        </text:list-item>
        <text:list-item>
          <text:p text:style-name="P323">AA167190406BR</text:p>
        </text:list-item>
        <text:list-item>
          <text:p text:style-name="P324">AA166198902BR</text:p>
        </text:list-item>
        <text:list-item>
          <text:p text:style-name="P325">AK199433912BR</text:p>
        </text:list-item>
        <text:list-item>
          <text:p text:style-name="P326">AA166330685BR</text:p>
        </text:list-item>
        <text:list-item>
          <text:p text:style-name="P327">AK199266106BR</text:p>
        </text:list-item>
        <text:list-item>
          <text:p text:style-name="P328">AK199230720BR</text:p>
        </text:list-item>
        <text:list-item>
          <text:p text:style-name="P329">AK199369922BR</text:p>
        </text:list-item>
        <text:list-item>
          <text:p text:style-name="P330">AK199329755BR</text:p>
        </text:list-item>
        <text:list-item>
          <text:p text:style-name="P331">AK199510132BR</text:p>
        </text:list-item>
        <text:list-item>
          <text:p text:style-name="P332">AK202660443BR</text:p>
        </text:list-item>
        <text:list-item>
          <text:p text:style-name="P333">AA169495082BR</text:p>
        </text:list-item>
        <text:list-item>
          <text:p text:style-name="P334">AK202324985BR</text:p>
        </text:list-item>
        <text:list-item>
          <text:p text:style-name="P335">AK201169003BR</text:p>
        </text:list-item>
        <text:list-item>
          <text:p text:style-name="P336">AK203097468BR</text:p>
        </text:list-item>
        <text:list-item>
          <text:p text:style-name="P337">AA167394695BR</text:p>
        </text:list-item>
        <text:list-item>
          <text:p text:style-name="P338">AA168731690BR</text:p>
        </text:list-item>
        <text:list-item>
          <text:p text:style-name="P339">AK199531755BR</text:p>
        </text:list-item>
        <text:list-item>
          <text:p text:style-name="P340">AK202399507BR</text:p>
        </text:list-item>
        <text:list-item>
          <text:p text:style-name="P341">AK199317806BR</text:p>
        </text:list-item>
        <text:list-item>
          <text:p text:style-name="P342">AK201515833BR</text:p>
        </text:list-item>
        <text:list-item>
          <text:p text:style-name="P343">AA167500933BR</text:p>
        </text:list-item>
        <text:list-item>
          <text:p text:style-name="P344">AK199426633BR</text:p>
        </text:list-item>
        <text:list-item>
          <text:p text:style-name="P345">AK202840476BR</text:p>
        </text:list-item>
        <text:list-item>
          <text:p text:style-name="P346">AA166213159BR</text:p>
        </text:list-item>
        <text:list-item>
          <text:p text:style-name="P347">AK200142565BR</text:p>
        </text:list-item>
        <text:list-item>
          <text:p text:style-name="P348">AK200540686BR</text:p>
        </text:list-item>
        <text:list-item>
          <text:p text:style-name="P349">AK201600267BR</text:p>
        </text:list-item>
        <text:list-item>
          <text:p text:style-name="P350">AK198416780BR</text:p>
        </text:list-item>
        <text:list-item>
          <text:p text:style-name="P351">AA166914355BR</text:p>
        </text:list-item>
        <text:list-item>
          <text:p text:style-name="P352">AK198878455BR</text:p>
        </text:list-item>
        <text:list-item>
          <text:p text:style-name="P353">AK197739713BR</text:p>
        </text:list-item>
        <text:list-item>
          <text:p text:style-name="P354">AK202978130BR</text:p>
        </text:list-item>
        <text:list-item>
          <text:p text:style-name="P355">AK202991343BR</text:p>
        </text:list-item>
        <text:list-item>
          <text:p text:style-name="P356">AA169520167BR</text:p>
        </text:list-item>
        <text:list-item>
          <text:p text:style-name="P357">AK201560378BR</text:p>
        </text:list-item>
        <text:list-item>
          <text:p text:style-name="P358">AK199041920BR</text:p>
        </text:list-item>
        <text:list-item>
          <text:p text:style-name="P359">AK202868324BR</text:p>
        </text:list-item>
        <text:list-item>
          <text:p text:style-name="P360">AA166670247BR</text:p>
        </text:list-item>
        <text:list-item>
          <text:p text:style-name="P361">AK198956657BR</text:p>
        </text:list-item>
        <text:list-item>
          <text:p text:style-name="P362">AA170893489BR</text:p>
        </text:list-item>
        <text:list-item>
          <text:p text:style-name="P363">AK204541072BR</text:p>
        </text:list-item>
        <text:list-item>
          <text:p text:style-name="P364">AA170387099BR</text:p>
        </text:list-item>
        <text:list-item>
          <text:p text:style-name="P365">AK203584173BR</text:p>
        </text:list-item>
        <text:list-item>
          <text:p text:style-name="P366">AK204533632BR</text:p>
        </text:list-item>
        <text:list-item>
          <text:p text:style-name="P367">AK203595065BR</text:p>
        </text:list-item>
        <text:list-item>
          <text:p text:style-name="P368">AK203959287BR</text:p>
        </text:list-item>
        <text:list-item>
          <text:p text:style-name="P369">AK204269941BR</text:p>
        </text:list-item>
        <text:list-item>
          <text:p text:style-name="P370">AA170781916BR</text:p>
        </text:list-item>
        <text:list-item>
          <text:p text:style-name="P371">AK204107630BR</text:p>
        </text:list-item>
        <text:list-item>
          <text:p text:style-name="P372">AK198187588BR</text:p>
        </text:list-item>
        <text:list-item>
          <text:p text:style-name="P373">AK203310846BR</text:p>
        </text:list-item>
        <text:list-item>
          <text:p text:style-name="P374">AK202157491BR</text:p>
        </text:list-item>
        <text:list-item>
          <text:p text:style-name="P375">AA169425532BR</text:p>
        </text:list-item>
        <text:list-item>
          <text:p text:style-name="P376">AK199080384BR</text:p>
        </text:list-item>
        <text:list-item>
          <text:p text:style-name="P377">AK199294107BR</text:p>
        </text:list-item>
        <text:list-item>
          <text:p text:style-name="P378">AA169264319BR</text:p>
        </text:list-item>
        <text:list-item>
          <text:p text:style-name="P379">AK200933569BR</text:p>
        </text:list-item>
        <text:list-item>
          <text:p text:style-name="P380">AK199192213BR</text:p>
        </text:list-item>
        <text:list-item>
          <text:p text:style-name="P381">AK202334979BR</text:p>
        </text:list-item>
        <text:list-item>
          <text:p text:style-name="P382">AK200701352BR</text:p>
        </text:list-item>
        <text:list-item>
          <text:p text:style-name="P383">AK199125355BR</text:p>
        </text:list-item>
        <text:list-item>
          <text:p text:style-name="P384">AK199154904BR</text:p>
        </text:list-item>
        <text:list-item>
          <text:p text:style-name="P385">AK202246735BR</text:p>
        </text:list-item>
        <text:list-item>
          <text:p text:style-name="P386">AK199016050BR</text:p>
        </text:list-item>
        <text:list-item>
          <text:p text:style-name="P387">AA169562811BR</text:p>
        </text:list-item>
        <text:list-item>
          <text:p text:style-name="P388">AA166889179BR</text:p>
        </text:list-item>
        <text:list-item>
          <text:p text:style-name="P389">AK199114335BR</text:p>
        </text:list-item>
        <text:list-item>
          <text:p text:style-name="P390">AK198099322BR</text:p>
        </text:list-item>
        <text:list-item>
          <text:p text:style-name="P391">AK198863399BR</text:p>
        </text:list-item>
        <text:list-item>
          <text:p text:style-name="P392">AK199649397BR</text:p>
        </text:list-item>
        <text:list-item>
          <text:p text:style-name="P393">AA167500814BR</text:p>
        </text:list-item>
        <text:list-item>
          <text:p text:style-name="P394">AK202414495BR</text:p>
        </text:list-item>
        <text:list-item>
          <text:p text:style-name="P395">AK201218296BR</text:p>
        </text:list-item>
        <text:list-item>
          <text:p text:style-name="P396">AA168702716BR</text:p>
        </text:list-item>
        <text:list-item>
          <text:p text:style-name="P397">AK201538318BR</text:p>
        </text:list-item>
        <text:list-item>
          <text:p text:style-name="P398">AA167882265BR</text:p>
        </text:list-item>
        <text:list-item>
          <text:p text:style-name="P399">AK200383172BR</text:p>
        </text:list-item>
        <text:list-item>
          <text:p text:style-name="P400">AK200649811BR</text:p>
        </text:list-item>
        <text:list-item>
          <text:p text:style-name="P401">AA168512938BR</text:p>
        </text:list-item>
        <text:list-item>
          <text:p text:style-name="P402">AK202649350BR</text:p>
        </text:list-item>
        <text:list-item>
          <text:p text:style-name="P403">AA167678984BR</text:p>
        </text:list-item>
        <text:list-item>
          <text:p text:style-name="P404">AK202481725BR</text:p>
        </text:list-item>
        <text:list-item>
          <text:p text:style-name="P405">AA166339596BR</text:p>
        </text:list-item>
        <text:list-item>
          <text:p text:style-name="P406">AA168390766BR</text:p>
        </text:list-item>
        <text:list-item>
          <text:p text:style-name="P407">AA169401054BR</text:p>
        </text:list-item>
        <text:list-item>
          <text:p text:style-name="P408">AK202130264BR</text:p>
        </text:list-item>
        <text:list-item>
          <text:p text:style-name="P409">AK201824905BR</text:p>
        </text:list-item>
        <text:list-item>
          <text:p text:style-name="P410">AK202406843BR</text:p>
        </text:list-item>
        <text:list-item>
          <text:p text:style-name="P411">AK199702852BR</text:p>
        </text:list-item>
        <text:list-item>
          <text:p text:style-name="P412">AK197740230BR</text:p>
        </text:list-item>
        <text:list-item>
          <text:p text:style-name="P413">AA168464565BR</text:p>
        </text:list-item>
        <text:list-item>
          <text:p text:style-name="P414">AK197764868BR</text:p>
        </text:list-item>
        <text:list-item>
          <text:p text:style-name="P415">AA168422702BR</text:p>
        </text:list-item>
        <text:list-item>
          <text:p text:style-name="P416">AA169269165BR</text:p>
        </text:list-item>
        <text:list-item>
          <text:p text:style-name="P417">AK198955360BR</text:p>
        </text:list-item>
        <text:list-item>
          <text:p text:style-name="P418">AK199519454BR</text:p>
        </text:list-item>
        <text:list-item>
          <text:p text:style-name="P419">AA166231081BR</text:p>
        </text:list-item>
        <text:list-item>
          <text:p text:style-name="P420">AK199440670BR</text:p>
        </text:list-item>
        <text:list-item>
          <text:p text:style-name="P421">AK200659439BR</text:p>
        </text:list-item>
        <text:list-item>
          <text:p text:style-name="P422">AK199641455BR</text:p>
        </text:list-item>
        <text:list-item>
          <text:p text:style-name="P423">AK197632218BR</text:p>
        </text:list-item>
        <text:list-item>
          <text:p text:style-name="P424">AA168766098BR</text:p>
        </text:list-item>
        <text:list-item>
          <text:p text:style-name="P425">AA167580110BR</text:p>
        </text:list-item>
        <text:list-item>
          <text:p text:style-name="P426">AK201981367BR</text:p>
        </text:list-item>
        <text:list-item>
          <text:p text:style-name="P427">AK201017467BR</text:p>
        </text:list-item>
        <text:list-item>
          <text:p text:style-name="P428">AK200969550BR</text:p>
        </text:list-item>
        <text:list-item>
          <text:p text:style-name="P429">AA168200997BR</text:p>
        </text:list-item>
        <text:list-item>
          <text:p text:style-name="P430">AK200036938BR</text:p>
        </text:list-item>
        <text:list-item>
          <text:p text:style-name="P431">AK201907945BR</text:p>
        </text:list-item>
        <text:list-item>
          <text:p text:style-name="P432">AA170487287BR</text:p>
        </text:list-item>
        <text:list-item>
          <text:p text:style-name="P433">AK203146725BR</text:p>
        </text:list-item>
        <text:list-item>
          <text:p text:style-name="P434">AK202481623BR</text:p>
        </text:list-item>
        <text:list-item>
          <text:p text:style-name="P435">AK202405692BR</text:p>
        </text:list-item>
        <text:list-item>
          <text:p text:style-name="P436">AK201985721BR</text:p>
        </text:list-item>
        <text:list-item>
          <text:p text:style-name="P437">AA167266263BR</text:p>
        </text:list-item>
        <text:list-item>
          <text:p text:style-name="P438">AK202482822BR</text:p>
        </text:list-item>
        <text:list-item>
          <text:p text:style-name="P439">AK201275228BR</text:p>
        </text:list-item>
        <text:list-item>
          <text:p text:style-name="P440">AA169250473BR</text:p>
        </text:list-item>
        <text:list-item>
          <text:p text:style-name="P441">AK200979115BR</text:p>
        </text:list-item>
        <text:list-item>
          <text:p text:style-name="P442">AA167588776BR</text:p>
        </text:list-item>
        <text:list-item>
          <text:p text:style-name="P443">AK202501977BR</text:p>
        </text:list-item>
        <text:list-item>
          <text:p text:style-name="P444">AA167407893BR</text:p>
        </text:list-item>
        <text:list-item>
          <text:p text:style-name="P445">AK198620511BR</text:p>
        </text:list-item>
        <text:list-item>
          <text:p text:style-name="P446">AA169255714BR</text:p>
        </text:list-item>
        <text:list-item>
          <text:p text:style-name="P447">AK202340360BR</text:p>
        </text:list-item>
        <text:list-item>
          <text:p text:style-name="P448">AA169354270BR</text:p>
        </text:list-item>
        <text:list-item>
          <text:p text:style-name="P449">AK198543001BR</text:p>
        </text:list-item>
        <text:list-item>
          <text:p text:style-name="P450">AA166758876BR</text:p>
        </text:list-item>
        <text:list-item>
          <text:p text:style-name="P451">AA167432093BR</text:p>
        </text:list-item>
        <text:list-item>
          <text:p text:style-name="P452">AA167318155BR</text:p>
        </text:list-item>
        <text:list-item>
          <text:p text:style-name="P453">AK199136931BR</text:p>
        </text:list-item>
        <text:list-item>
          <text:p text:style-name="P454">AA169097559BR</text:p>
        </text:list-item>
        <text:list-item>
          <text:p text:style-name="P455">AK199440017BR</text:p>
        </text:list-item>
        <text:list-item>
          <text:p text:style-name="P456">AK201302215BR</text:p>
        </text:list-item>
        <text:list-item>
          <text:p text:style-name="P457">AK199532107BR</text:p>
        </text:list-item>
        <text:list-item>
          <text:p text:style-name="P458">AK199712744BR</text:p>
        </text:list-item>
        <text:list-item>
          <text:p text:style-name="P459">AK199725354BR</text:p>
        </text:list-item>
        <text:list-item>
          <text:p text:style-name="P460">AA168842979BR</text:p>
        </text:list-item>
        <text:list-item>
          <text:p text:style-name="P461">AK199143800BR</text:p>
        </text:list-item>
        <text:list-item>
          <text:p text:style-name="P462">AK198689911BR</text:p>
        </text:list-item>
        <text:list-item>
          <text:p text:style-name="P463">AA166281131BR</text:p>
        </text:list-item>
        <text:list-item>
          <text:p text:style-name="P464">AK199603687BR</text:p>
        </text:list-item>
        <text:list-item>
          <text:p text:style-name="P465">AK199574861BR</text:p>
        </text:list-item>
        <text:list-item>
          <text:p text:style-name="P466">AK199526676BR</text:p>
        </text:list-item>
        <text:list-item>
          <text:p text:style-name="P467">AK197562525BR</text:p>
        </text:list-item>
        <text:list-item>
          <text:p text:style-name="P468">AK199445601BR</text:p>
        </text:list-item>
        <text:list-item>
          <text:p text:style-name="P469">AA166392101BR</text:p>
        </text:list-item>
        <text:list-item>
          <text:p text:style-name="P470">AA167558624BR</text:p>
        </text:list-item>
        <text:list-item>
          <text:p text:style-name="P471">AK197643343BR</text:p>
        </text:list-item>
        <text:list-item>
          <text:p text:style-name="P472">AK198927770BR</text:p>
        </text:list-item>
        <text:list-item>
          <text:p text:style-name="P473">AA168826928BR</text:p>
        </text:list-item>
        <text:list-item>
          <text:p text:style-name="P474">AA166552418BR</text:p>
        </text:list-item>
        <text:list-item>
          <text:p text:style-name="P475">AK202491400BR</text:p>
        </text:list-item>
        <text:list-item>
          <text:p text:style-name="P476">AK202081183BR</text:p>
        </text:list-item>
        <text:list-item>
          <text:p text:style-name="P477">AA166926906BR</text:p>
        </text:list-item>
        <text:list-item>
          <text:p text:style-name="P478">AK202210550BR</text:p>
        </text:list-item>
        <text:list-item>
          <text:p text:style-name="P479">AA169530969BR</text:p>
        </text:list-item>
        <text:list-item>
          <text:p text:style-name="P480">AK198499285BR</text:p>
        </text:list-item>
        <text:list-item>
          <text:p text:style-name="P481">AK201409137BR</text:p>
        </text:list-item>
        <text:list-item>
          <text:p text:style-name="P482">AA168782590BR</text:p>
        </text:list-item>
        <text:list-item>
          <text:p text:style-name="P483">AK202258169BR</text:p>
        </text:list-item>
        <text:list-item>
          <text:p text:style-name="P484">AK200420927BR</text:p>
        </text:list-item>
        <text:list-item>
          <text:p text:style-name="P485">AK198263117BR</text:p>
        </text:list-item>
        <text:list-item>
          <text:p text:style-name="P486">AA168623491BR</text:p>
        </text:list-item>
        <text:list-item>
          <text:p text:style-name="P487">AA167402057BR</text:p>
        </text:list-item>
        <text:list-item>
          <text:p text:style-name="P488">AK204295615BR</text:p>
        </text:list-item>
        <text:list-item>
          <text:p text:style-name="P489"><text:span text:style-name="T490">AK202779876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4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n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186 Mercado Livre (3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/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10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10T20:43:00Z</meta:creation-date>
    <dc:date>2024-07-10T20:43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1" meta:paragraph-count="5" meta:word-count="406" meta:character-count="2599" meta:row-count="18" meta:non-whitespace-character-count="2198"/>
  </office:meta>
</office:document-meta>
</file>